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2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Blocksize</text:p>
          </table:table-cell>
          <table:table-cell table:style-name="Default" office:value-type="string" calcext:value-type="string">
            <text:p>Gemiddelde compressierat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622641289137284" calcext:value-type="float">
            <text:p>0.0062264128913728400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602947948592474" calcext:value-type="float">
            <text:p>0.0060294794859247400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590928821009435" calcext:value-type="float">
            <text:p>0.0059092882100943500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58436663490183" calcext:value-type="float">
            <text:p>0.0058436663490183000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580978872090727" calcext:value-type="float">
            <text:p>0.005809788720907270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7929018466531" calcext:value-type="float">
            <text:p>0.0057929018466531000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78519415183592" calcext:value-type="float">
            <text:p>0.0057851941518359200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578283411028408" calcext:value-type="float">
            <text:p>0.0057828341102840800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578220396459508" calcext:value-type="float">
            <text:p>0.005782203964595080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578365312797795" calcext:value-type="float">
            <text:p>0.0057836531279779500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78560795322842" calcext:value-type="float">
            <text:p>0.00578560795322842000</text:p>
          </table:table-cell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22:05:55.686261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6:18:43.752318848</meta:creation-date>
    <meta:generator>LibreOffice/5.1.6.2$Linux_X86_64 LibreOffice_project/10m0$Build-2</meta:generator>
    <dc:date>2017-12-05T22:30:37.060443539</dc:date>
    <meta:editing-duration>PT43M59S</meta:editing-duration>
    <meta:editing-cycles>4</meta:editing-cycles>
    <meta:document-statistic meta:table-count="1" meta:cell-count="24" meta:object-count="0"/>
  </office:meta>
</office:document-meta>
</file>